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2:'cc vs rs'.A82 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59:'cc vs rs'.A59 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9:55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5T17:42:45</dc:date>
    <meta:editing-duration>P1DT9H15M11S</meta:editing-duration>
    <meta:editing-cycles>181</meta:editing-cycles>
    <meta:print-date>2013-10-16T17:09:16</meta:print-date>
    <meta:document-statistic meta:table-count="2" meta:cell-count="1176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4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3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E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1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E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E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25:'cc vs rs'.C31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25:'cc vs rs'.B25</svg:desc>
                </draw:g>
              </table:table-cell>
              <table:table-cell office:value-type="string">
                <text:p>(D) 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E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33:'cc vs rs'.C39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33:'cc vs rs'.B33</svg:desc>
                </draw:g>
              </table:table-cell>
              <table:table-cell office:value-type="string">
                <text:p>(D) 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952cm" style:legend-expansion="high" chart:style-name="ch2"/>
        <chart:plot-area chart:style-name="ch3" table:cell-range-address="'cc vs rs'.A58:'cc vs rs'.C65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text:list>
                  <text:list-item>
                    <text:p/>
                  </text:list-item>
                  <text:list-item>
                    <text:p>(C) 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(D) Reading</text:p>
                <text:list>
                  <text:list-item>
                    <text:p/>
                  </text:list-item>
                  <text:list-item>
                    <text:p>(D) 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84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4:'cc vs rs'.C39 'cc vs rs'.B33:'cc vs rs'.C33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1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E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2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E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